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5A000000EC70CA4FFAD6320E3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7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20d0e6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Arial" fo:font-size="11pt" fo:language="es" fo:country="ES" fo:font-style="normal" style:text-underline-style="none" fo:font-weight="normal" officeooo:paragraph-rsid="00265e12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Arial" fo:font-size="10pt" fo:language="es" fo:country="ES" fo:font-style="normal" style:text-underline-style="none" fo:font-weight="normal" officeooo:paragraph-rsid="00265e12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0" style:family="paragraph" style:parent-style-name="Standard">
      <style:text-properties style:font-name="Arial" fo:font-size="11pt" officeooo:paragraph-rsid="0020d0e6" style:font-size-asian="11pt" style:font-size-complex="11pt"/>
    </style:style>
    <style:style style:name="P11" style:family="paragraph" style:parent-style-name="Standard">
      <style:text-properties style:font-name="Arial" fo:font-size="11pt" fo:language="es" fo:country="ES" officeooo:paragraph-rsid="001ed5bc" style:font-size-asian="11pt" style:font-size-complex="11pt"/>
    </style:style>
    <style:style style:name="P12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 style:list-style-name="WW8Num1">
      <style:text-properties style:use-window-font-color="true" style:font-name="Arial" fo:font-size="11pt" fo:language="es" fo:country="ES" fo:font-style="normal" style:text-underline-style="none" fo:font-weight="normal" officeooo:paragraph-rsid="0020a688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4" style:family="paragraph" style:parent-style-name="Standard" style:list-style-name="WW8Num1">
      <style:text-properties style:use-window-font-color="true" style:font-name="Arial" fo:font-size="11pt" fo:language="es" fo:country="ES" fo:font-style="normal" style:text-underline-style="none" fo:font-weight="normal" officeooo:paragraph-rsid="001ed5bc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5" style:family="paragraph" style:parent-style-name="Standard" style:list-style-name="L1">
      <style:text-properties style:use-window-font-color="true" style:font-name="Arial" fo:font-size="11pt" fo:language="es" fo:country="ES" fo:font-style="normal" style:text-underline-style="none" fo:font-weight="normal" officeooo:paragraph-rsid="0020a688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6" style:family="paragraph" style:parent-style-name="Standard" style:list-style-name="WW8Num1">
      <style:paragraph-properties fo:text-align="start" style:justify-single-word="false"/>
      <style:text-properties style:use-window-font-color="true" style:font-name="Arial" fo:font-size="11pt" fo:language="es" fo:country="ES" fo:font-style="normal" style:text-underline-style="none" fo:font-weight="normal" officeooo:paragraph-rsid="001ed5bc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7" style:family="paragraph" style:parent-style-name="Standard" style:list-style-name="WW8Num1">
      <style:paragraph-properties fo:text-align="start" style:justify-single-word="false"/>
      <style:text-properties style:use-window-font-color="true" style:font-name="Arial" fo:font-size="11pt" fo:language="es" fo:country="ES" fo:font-style="normal" style:text-underline-style="none" fo:font-weight="normal" officeooo:paragraph-rsid="00265e12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8" style:family="paragraph" style:parent-style-name="Standard" style:list-style-name="WW8Num1">
      <style:paragraph-properties fo:text-align="start" style:justify-single-word="false"/>
      <style:text-properties style:use-window-font-color="true" style:font-name="Arial" fo:font-size="11pt" fo:language="es" fo:country="ES" fo:font-style="normal" style:text-underline-style="none" fo:font-weight="normal" officeooo:rsid="00287184" officeooo:paragraph-rsid="00287184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9" style:family="paragraph" style:parent-style-name="Standard" style:list-style-name="WW8Num1">
      <style:paragraph-properties fo:text-align="start" style:justify-single-word="false"/>
      <style:text-properties style:use-window-font-color="true" style:font-name="Arial" fo:font-size="11pt" fo:language="es" fo:country="ES" fo:font-style="normal" style:text-underline-style="none" fo:font-weight="normal" officeooo:rsid="0028e2e8" officeooo:paragraph-rsid="0028e2e8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20" style:family="paragraph" style:parent-style-name="Standard" style:list-style-name="WW8Num1">
      <style:paragraph-properties fo:text-align="start" style:justify-single-word="false"/>
      <style:text-properties style:use-window-font-color="true" style:font-name="Arial" fo:font-size="11pt" fo:language="es" fo:country="ES" fo:font-style="normal" style:text-underline-style="none" fo:font-weight="normal" officeooo:rsid="002b9d79" officeooo:paragraph-rsid="002b9d79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21" style:family="paragraph" style:parent-style-name="Standard" style:list-style-name="WW8Num1">
      <style:paragraph-properties fo:text-align="start" style:justify-single-word="false"/>
      <style:text-properties style:use-window-font-color="true" style:font-name="Arial" fo:font-size="11pt" fo:language="es" fo:country="ES" fo:font-style="normal" style:text-underline-style="none" fo:font-weight="normal" officeooo:rsid="002b9d79" officeooo:paragraph-rsid="002e7c97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22" style:family="paragraph" style:parent-style-name="Standard" style:list-style-name="WW8Num1">
      <style:paragraph-properties fo:text-align="start" style:justify-single-word="false"/>
      <style:text-properties style:use-window-font-color="true" style:font-name="Arial" fo:font-size="11pt" fo:language="es" fo:country="ES" fo:font-style="normal" style:text-underline-style="none" fo:font-weight="normal" officeooo:rsid="002ff373" officeooo:paragraph-rsid="002ff373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23" style:family="paragraph" style:parent-style-name="Standard" style:list-style-name="WW8Num1">
      <style:paragraph-properties fo:text-align="start" style:justify-single-word="false"/>
      <style:text-properties style:use-window-font-color="true" style:font-name="Arial" fo:font-size="10pt" fo:language="es" fo:country="ES" fo:font-style="normal" style:text-underline-style="none" fo:font-weight="normal" officeooo:rsid="002ff373" officeooo:paragraph-rsid="002ff373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4" style:family="paragraph" style:parent-style-name="Standard" style:list-style-name="WW8Num1">
      <style:paragraph-properties fo:text-align="start" style:justify-single-word="false"/>
      <style:text-properties style:use-window-font-color="true" style:font-name="Arial" fo:font-size="10pt" fo:language="es" fo:country="ES" fo:font-style="normal" style:text-underline-style="none" fo:font-weight="normal" officeooo:rsid="00287184" officeooo:paragraph-rsid="00287184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5" style:family="paragraph" style:parent-style-name="Standard" style:list-style-name="WW8Num1">
      <style:paragraph-properties fo:text-align="start" style:justify-single-word="false"/>
      <style:text-properties style:use-window-font-color="true" style:font-name="Arial" fo:font-size="10pt" fo:language="es" fo:country="ES" fo:font-style="normal" style:text-underline-style="none" fo:font-weight="normal" officeooo:rsid="0028e2e8" officeooo:paragraph-rsid="0028e2e8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6" style:family="paragraph" style:parent-style-name="Standard" style:list-style-name="WW8Num1">
      <style:paragraph-properties fo:text-align="start" style:justify-single-word="false"/>
      <style:text-properties style:use-window-font-color="true" style:font-name="Arial" fo:font-size="10pt" fo:language="es" fo:country="ES" fo:font-style="normal" style:text-underline-style="none" fo:font-weight="normal" officeooo:paragraph-rsid="00265e12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7" style:family="paragraph" style:parent-style-name="Standard" style:list-style-name="WW8Num1">
      <style:paragraph-properties fo:text-align="start" style:justify-single-word="false"/>
      <style:text-properties style:use-window-font-color="true" style:font-name="Arial" fo:font-size="10pt" fo:language="es" fo:country="ES" fo:font-style="normal" style:text-underline-style="none" fo:font-weight="normal" officeooo:rsid="0029cef6" officeooo:paragraph-rsid="0029cef6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8" style:family="paragraph" style:parent-style-name="Standard" style:list-style-name="WW8Num1">
      <style:paragraph-properties fo:text-align="start" style:justify-single-word="false"/>
      <style:text-properties style:use-window-font-color="true" style:font-name="Arial" fo:font-size="10pt" fo:language="es" fo:country="ES" fo:font-style="normal" style:text-underline-style="none" fo:font-weight="normal" officeooo:rsid="0029cef6" officeooo:paragraph-rsid="002ff373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9" style:family="paragraph" style:parent-style-name="Standard" style:list-style-name="WW8Num1">
      <style:paragraph-properties fo:text-align="start" style:justify-single-word="false"/>
      <style:text-properties style:use-window-font-color="true" style:font-name="Arial" fo:font-size="10pt" fo:language="es" fo:country="ES" fo:font-style="normal" style:text-underline-style="none" fo:font-weight="normal" officeooo:rsid="0032c38b" officeooo:paragraph-rsid="0032c38b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0" style:family="paragraph" style:parent-style-name="Standard" style:list-style-name="L1">
      <style:text-properties officeooo:paragraph-rsid="0020a688"/>
    </style:style>
    <style:style style:name="P31" style:family="paragraph" style:parent-style-name="Standard" style:list-style-name="WW8Num1">
      <style:text-properties style:font-name="Arial" fo:font-size="11pt" fo:language="es" fo:country="ES" officeooo:paragraph-rsid="001ed5bc" style:font-size-asian="11pt" style:font-size-complex="11pt"/>
    </style:style>
    <style:style style:name="P32" style:family="paragraph" style:parent-style-name="Standard" style:list-style-name="WW8Num1">
      <style:text-properties style:font-name="Arial" fo:font-size="11pt" fo:language="es" fo:country="ES" officeooo:rsid="00222139" officeooo:paragraph-rsid="00222139" style:font-size-asian="11pt" style:font-size-complex="11pt"/>
    </style:style>
    <style:style style:name="P33" style:family="paragraph" style:parent-style-name="Standard" style:list-style-name="WW8Num1">
      <style:text-properties style:font-name="Arial" fo:font-size="11pt" fo:font-weight="normal" officeooo:paragraph-rsid="00222139" style:font-size-asian="11pt" style:font-weight-asian="normal" style:font-size-complex="11pt" style:font-weight-complex="normal"/>
    </style:style>
    <style:style style:name="P34" style:family="paragraph" style:parent-style-name="Standard" style:list-style-name="WW8Num1">
      <style:text-properties style:font-name="Arial" fo:font-size="11pt" fo:font-weight="normal" officeooo:rsid="00222139" officeooo:paragraph-rsid="00222139" style:font-size-asian="11pt" style:font-weight-asian="normal" style:font-size-complex="11pt" style:font-weight-complex="normal"/>
    </style:style>
    <style:style style:name="P35" style:family="paragraph" style:parent-style-name="Standard" style:list-style-name="WW8Num1">
      <style:paragraph-properties fo:text-align="start" style:justify-single-word="false"/>
      <style:text-properties style:font-name="Arial" fo:font-size="11pt" fo:font-weight="normal" officeooo:rsid="0025f3d8" officeooo:paragraph-rsid="0025f3d8" style:font-size-asian="11pt" style:font-weight-asian="normal" style:font-size-complex="11pt" style:font-weight-complex="normal"/>
    </style:style>
    <style:style style:name="P36" style:family="paragraph" style:parent-style-name="Standard" style:list-style-name="WW8Num1">
      <style:paragraph-properties fo:text-align="start" style:justify-single-word="false"/>
      <style:text-properties style:font-name="Arial" fo:font-size="11pt" fo:font-weight="normal" officeooo:rsid="00262195" officeooo:paragraph-rsid="00262195" style:font-size-asian="11pt" style:font-weight-asian="normal" style:font-size-complex="11pt" style:font-weight-complex="normal"/>
    </style:style>
    <style:style style:name="P37" style:family="paragraph" style:parent-style-name="Standard" style:list-style-name="WW8Num1">
      <style:paragraph-properties fo:text-align="start" style:justify-single-word="false"/>
      <style:text-properties style:font-name="Arial" fo:font-size="11pt" officeooo:paragraph-rsid="0020d0e6" style:font-size-asian="11pt" style:font-size-complex="11pt"/>
    </style:style>
    <style:style style:name="P38" style:family="paragraph" style:parent-style-name="Standard" style:list-style-name="WW8Num1">
      <style:paragraph-properties fo:text-align="start" style:justify-single-word="false"/>
      <style:text-properties style:font-name="Arial" fo:font-size="11pt" officeooo:rsid="0025f3d8" officeooo:paragraph-rsid="0025f3d8" style:font-size-asian="11pt" style:font-size-complex="11pt"/>
    </style:style>
    <style:style style:name="P39" style:family="paragraph" style:parent-style-name="Standard" style:list-style-name="WW8Num1">
      <style:text-properties style:font-name="Arial" fo:font-size="10pt" fo:font-weight="normal" officeooo:paragraph-rsid="00222139" style:font-size-asian="10pt" style:font-weight-asian="normal" style:font-size-complex="10pt" style:font-weight-complex="normal"/>
    </style:style>
    <style:style style:name="P40" style:family="paragraph" style:parent-style-name="Standard" style:list-style-name="WW8Num1">
      <style:paragraph-properties fo:text-align="start" style:justify-single-word="false"/>
      <style:text-properties style:font-name="Arial" fo:font-size="10pt" fo:font-weight="normal" officeooo:rsid="0025f3d8" officeooo:paragraph-rsid="0025f3d8" style:font-size-asian="10pt" style:font-weight-asian="normal" style:font-size-complex="10pt" style:font-weight-complex="normal"/>
    </style:style>
    <style:style style:name="T1" style:family="text">
      <style:text-properties officeooo:rsid="0020a688"/>
    </style:style>
    <style:style style:name="T2" style:family="text">
      <style:text-properties style:use-window-font-color="true" style:font-name="Arial" fo:font-size="11pt" fo:language="es" fo:country="ES" fo:font-style="normal" style:text-underline-style="none" fo:font-weight="normal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3" style:family="text">
      <style:text-properties style:use-window-font-color="true" style:font-name="Arial" fo:font-size="11pt" fo:language="es" fo:country="ES" fo:font-style="normal" style:text-underline-style="none" fo:font-weight="normal" officeooo:rsid="0020a688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4" style:family="text">
      <style:text-properties style:use-window-font-color="true" style:font-name="Arial" fo:font-size="11pt" fo:language="es" fo:country="ES" fo:font-style="normal" style:text-underline-style="none" fo:font-weight="normal" officeooo:rsid="0024d135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5" style:family="text">
      <style:text-properties style:use-window-font-color="true" style:font-name="Arial" fo:font-size="11pt" fo:language="es" fo:country="ES" fo:font-style="normal" style:text-underline-style="none" fo:font-weight="normal" officeooo:rsid="00393ac1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6" style:family="text">
      <style:text-properties officeooo:rsid="00221c09"/>
    </style:style>
    <style:style style:name="T7" style:family="text">
      <style:text-properties officeooo:rsid="0025f3d8"/>
    </style:style>
    <style:style style:name="T8" style:family="text">
      <style:text-properties officeooo:rsid="00265e12"/>
    </style:style>
    <style:style style:name="T9" style:family="text">
      <style:text-properties officeooo:rsid="002851b1"/>
    </style:style>
    <style:style style:name="T10" style:family="text">
      <style:text-properties officeooo:rsid="0028e2e8"/>
    </style:style>
    <style:style style:name="T11" style:family="text">
      <style:text-properties officeooo:rsid="002b9d79"/>
    </style:style>
    <style:style style:name="T12" style:family="text">
      <style:text-properties officeooo:rsid="002d34bc"/>
    </style:style>
    <style:style style:name="T13" style:family="text">
      <style:text-properties officeooo:rsid="002e7c97"/>
    </style:style>
    <style:style style:name="T14" style:family="text">
      <style:text-properties officeooo:rsid="0031c21b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5da7e"/>
    </style:style>
    <style:style style:name="T17" style:family="text">
      <style:text-properties officeooo:rsid="00366378"/>
    </style:style>
    <style:style style:name="T18" style:family="text">
      <style:text-properties officeooo:rsid="00393a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list xml:id="list121493929" text:style-name="WW8Num1">
        <text:list-item>
          <text:p text:style-name="P13"><text:s/><text:span text:style-name="T1">En ikas en el script de creación de tablas tienes:</text:span></text:p>
        </text:list-item>
      </text:list>
      <text:list xml:id="list2187217564" text:style-name="L1">
        <text:list-item>
          <text:p text:style-name="P30"><text:span text:style-name="T2">la tabla PRODUCTOS</text:span><text:span text:style-name="T4">2</text:span><text:span text:style-name="T2"> (CO_PRODUCTO,NO_PRODUCTO) que tiene el código y nombre del producto. Su clave primaria será el código de producto. El código será un número correlativo que </text:span><text:span text:style-name="T3">generará el SGBD</text:span><text:span text:style-name="T2">.</text:span></text:p>
          <text:p text:style-name="P15"/>
        </text:list-item>
        <text:list-item>
          <text:p text:style-name="P30"><text:span text:style-name="T2">la tabla PRECIOS_PRODUCTOS</text:span><text:span text:style-name="T4">2</text:span><text:span text:style-name="T2">(CO_PRODUCTO,PRECIO,FECHA_ACTUALIZACION). La clave primaria es el código de producto y fecha. Así mismo en esta tabla no puede existir un precio si el producto no está en previamente en la tabla PRODUCTOS</text:span><text:span text:style-name="T5">2</text:span><text:span text:style-name="T2">. </text:span></text:p>
        </text:list-item>
      </text:list>
      <text:list xml:id="list83860566206057" text:continue-list="list121493929" text:style-name="WW8Num1">
        <text:list-header>
          <text:p text:style-name="P14"/>
          <text:p text:style-name="P14">Construye un TRIGGER que cada vez que se inserte un registro en PRODUCTOS<text:span text:style-name="T18">2</text:span> inserte un registro en PRECIOS_PRODUCTOS<text:span text:style-name="T18">2</text:span> con un precio inicial de 100. </text:p>
          <text:p text:style-name="P14"/>
          <text:p text:style-name="P31">Realiza un ejemplo de uso del TRIGGER, insertando los productos Pantalón, Zapatos y Comida. </text:p>
          <text:p text:style-name="P31"/>
          <text:p text:style-name="P32">Comprueba que se ha insertado en las dos tablas usando una sola sentencia select.</text:p>
        </text:list-header>
      </text:list>
      <text:p text:style-name="P11"/>
      <text:list xml:id="list83860814174263" text:continue-numbering="true" text:style-name="WW8Num1">
        <text:list-header>
          <text:p text:style-name="P16"/>
        </text:list-header>
        <text:list-item>
          <text:p text:style-name="P33">Escribir un trigger llamado insert_comision que evite que al insertar un empleado, este reciba una comisión 0 o nula. </text:p>
          <text:p text:style-name="P34">Comprueba el trigger realizando las siguientes insert:</text:p>
          <text:p text:style-name="P39">INSERT INTO EMPLE VALUES (7777,'Rodrigo','EMPLEADO',7782,'23/01/1982',169000,<text:span text:style-name="T7">0</text:span>,10);</text:p>
          <text:p text:style-name="P39">INSERT INTO EMPLE VALUES (7777,'Rodrigo','EMPLEADO',7782,'23/01/1982',169000,<text:span text:style-name="T7">null</text:span>,10);</text:p>
        </text:list-item>
      </text:list>
      <text:p text:style-name="P10"/>
      <text:p text:style-name="P10"/>
      <text:list xml:id="list83860505908145" text:continue-numbering="true" text:style-name="WW8Num1">
        <text:list-item>
          <text:p text:style-name="P37">Deshabilita el trigger definido anteriormente. Compruébalo.</text:p>
          <text:p text:style-name="P37">Modifica el trigger anterior de tal forma que si al insertar un empleado su comisión es <text:span text:style-name="T6">nula o</text:span> 0, el sistema le asigne una comisión de 1 directamente.</text:p>
          <text:p text:style-name="P37"/>
          <text:p text:style-name="P38">Comprueba el trigger. Para ello, ejecuta la siguiente INSERT</text:p>
          <text:p text:style-name="P40">INSERT INTO EMPLE VALUES (7777,'Rodrigo','EMPLEADO',7782,'23/01/1982',169000,null,10);</text:p>
          <text:p text:style-name="P35"/>
          <text:p text:style-name="P36">Comprueba que se ha realizado la insert:</text:p>
          <text:p text:style-name="P23">SELECT * FROM emple;</text:p>
        </text:list-item>
      </text:list>
      <text:p text:style-name="P7"/>
      <text:p text:style-name="P7"/>
      <text:list xml:id="list83861181036220" text:continue-numbering="true" text:style-name="WW8Num1">
        <text:list-item>
          <text:p text:style-name="P17">Crear un trigger sobre la tabla emple <text:span text:style-name="T8">denominado t_num_dir</text:span>, para que no se permita que un empleado sea <text:span text:style-name="T11">director</text:span> de más de cinco empleados.</text:p>
          <text:p text:style-name="P18">Para comprobar el trigger, primero realiza la consulta de la cantidad de empleados que tienen cada <text:span text:style-name="T11">director</text:span> <text:span text:style-name="T10">usando la consulta:</text:span></text:p>
          <text:p text:style-name="P24">SELECT director,COUNT(director) "Num emple" </text:p>
          <text:list>
            <text:list-header>
              <text:p text:style-name="P24">FROM <text:span text:style-name="T12">emple</text:span></text:p>
              <text:p text:style-name="P24">GROUP BY <text:span text:style-name="T12">director</text:span></text:p>
            </text:list-header>
          </text:list>
          <text:p text:style-name="P19">Después realiza las siguientes inserciones, comprobando después de cada uno el número de empleados:</text:p>
          <text:p text:style-name="P25">INSERT INTO EMPLE VALUES (7777,'Rodrigo','EMPLEADO',7782,'23/01/1982',169000,NULL,10);</text:p>
        </text:list-item>
      </text:list>
      <text:p text:style-name="P9"/>
      <text:list xml:id="list83861288147531" text:continue-numbering="true" text:style-name="WW8Num1">
        <text:list-header>
          <text:p text:style-name="P26">INSERT INTO EMPLE VALUES (7799,'Miñana','EMPLEADO',7698,'23/01/1982',169000,NULL,10);</text:p>
          <text:p text:style-name="P26"/>
          <text:p text:style-name="P27"><text:soft-page-break/>Ahora realiza una actualización:</text:p>
          <text:p text:style-name="P27">UPDATE EMPLE</text:p>
          <text:list>
            <text:list-header>
              <text:p text:style-name="P27">SET DIRECTOR=7698</text:p>
              <text:p text:style-name="P27">WHERE EMP_NO=7777;</text:p>
              <text:p text:style-name="P27"/>
            </text:list-header>
          </text:list>
          <text:p text:style-name="P27">¿<text:span text:style-name="T11">Qué sucede?</text:span></text:p>
          <text:p text:style-name="P27"/>
          <text:p text:style-name="P29"><text:span text:style-name="T15">NOTA</text:span>: Recordamos una tabla “mutante” es una tabla que está siendo modificada <text:span text:style-name="T16">por una operación DML</text:span> update/insert/delete. <text:span text:style-name="T17">Así d</text:span>entro de un trigger no podemos hacer referencia a la misma tabla que lo ha disparado, ya que, al estar siendo modificada, Oracle no puede asegurar una visión “consistente” de sus datos.</text:p>
        </text:list-header>
      </text:list>
      <text:p text:style-name="P9"/>
      <text:p text:style-name="P9"/>
      <text:list xml:id="list83859824027440" text:continue-numbering="true" text:style-name="WW8Num1">
        <text:list-item>
          <text:p text:style-name="P17"><text:s/><text:span text:style-name="T9">Crear un paquete denominado RI_EMP, que defina la variable NewEmp que tendrá la misma estructura que las filas de la tabla EMPLE. </text:span></text:p>
          <text:p text:style-name="P17">¿<text:span text:style-name="T14">Necesitas definir el cuerpo del paquete?</text:span></text:p>
        </text:list-item>
      </text:list>
      <text:p text:style-name="P8"/>
      <text:p text:style-name="P8"/>
      <text:list xml:id="list83860061791967" text:continue-numbering="true" text:style-name="WW8Num1">
        <text:list-item>
          <text:p text:style-name="P20">Crea dos triggers <text:span text:style-name="T13">para la tabla emple</text:span>: uno a nivel tabla, denominado t_num_jefes y otro a nivel fila denominado t_Empleados_Dir</text:p>
          <text:p text:style-name="P20"/>
          <text:p text:style-name="P20">El trigger a nivel fila se ejecutará después de las operaciones de inserción y de modificación de la columna director. En él copiamos los datos new a la variable <text:span text:style-name="T9">NewEmp </text:span>del paquete RI_EMP.</text:p>
          <text:p text:style-name="P20"/>
          <text:p text:style-name="P21">El trigger a nivel <text:span text:style-name="T13">tabla </text:span>se ejecutará después de las operaciones de inserción y de modificación. En el trigger a nivel tabla hacemos la comprobación del contador <text:span text:style-name="T13">de empleados que tiene cada director. Si es superior a 5 cancelaremos la operación DML <text:s/>informando que ese empleado no se puede inserta o modificar, según la operación, por que el jefe asignado tiene ya más de 5 empleados a su cargo.</text:span></text:p>
          <text:p text:style-name="P21"/>
          <text:p text:style-name="P22">Para comprobar los triggers realiza las siguientes operaciones:</text:p>
          <text:p text:style-name="P23">SELECT * FROM emple;</text:p>
          <text:p text:style-name="P23"/>
          <text:p text:style-name="P23">SELECT director,COUNT(director) "Num emple" </text:p>
          <text:list>
            <text:list-header>
              <text:p text:style-name="P23">FROM emple</text:p>
              <text:p text:style-name="P23">GROUP BY director;</text:p>
              <text:p text:style-name="P23"/>
            </text:list-header>
          </text:list>
          <text:p text:style-name="P28">UPDATE EMPLE</text:p>
          <text:list>
            <text:list-header>
              <text:p text:style-name="P28">SET DIRECTOR=7698</text:p>
              <text:p text:style-name="P28">WHERE EMP_NO=7777;</text:p>
              <text:p text:style-name="P28"/>
            </text:list-header>
          </text:list>
          <text:p text:style-name="P28">UPDATE EMPLE</text:p>
          <text:list>
            <text:list-header>
              <text:p text:style-name="P28">SET DIRECTOR=7788</text:p>
              <text:p text:style-name="P28">WHERE EMP_NO=7777;</text:p>
              <text:p text:style-name="P28"/>
            </text:list-header>
          </text:list>
          <text:p text:style-name="P23">SELECT * FROM emple;</text:p>
          <text:p text:style-name="P23"/>
          <text:p text:style-name="P23">SELECT director,COUNT(director) "Num emple" </text:p>
          <text:list>
            <text:list-header>
              <text:p text:style-name="P23">FROM emple</text:p>
              <text:p text:style-name="P23">GROUP BY director;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Zeichenforma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1"><draw:image xlink:href="Pictures/100000000000025A000000EC70CA4FFAD6320E32.jpg" xlink:type="simple" xlink:show="embed" xlink:actuate="onLoad" loext:mime-type="image/jpeg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MacOSX_X86_64 LibreOffice_project/ea7cb86e6eeb2bf3a5af73a8f7777ac570321527</meta:generator>
    <meta:creation-date>2013-05-23T08:22:50.21</meta:creation-date>
    <meta:editing-cycles>56</meta:editing-cycles>
    <meta:editing-duration>PT4H13M6S</meta:editing-duration>
    <meta:initial-creator>B I-I</meta:initial-creator>
    <dc:date>2018-04-09T08:38:59.328490471</dc:date>
    <meta:document-statistic meta:table-count="1" meta:image-count="1" meta:object-count="0" meta:page-count="2" meta:paragraph-count="55" meta:word-count="573" meta:character-count="4011" meta:non-whitespace-character-count="3361"/>
    <meta:user-defined meta:name="Info 1"/>
    <meta:user-defined meta:name="Info 2"/>
    <meta:user-defined meta:name="Info 3"/>
    <meta:user-defined meta:name="Info 4"/>
    <meta:template xlink:type="simple" xlink:actuate="onRequest" xlink:title="Plantilla_ejercicios_examenes_BD" xlink:href="../../../../../../../Plantilla_ejercicios_examenes_BD.ott" meta:date="2013-05-23T08:22:49.450000000"/>
  </office:meta>
</office:document-meta>
</file>